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1pt" fo:font-weight="bold" officeooo:rsid="0013ab70" officeooo:paragraph-rsid="0013ab70" style:font-size-asian="21pt" style:font-weight-asian="bold" style:font-size-complex="21pt" style:font-weight-complex="bold"/>
    </style:style>
    <style:style style:name="P2" style:family="paragraph" style:parent-style-name="Standard">
      <style:text-properties fo:font-size="12pt" fo:font-weight="bold" officeooo:rsid="0013ab70" officeooo:paragraph-rsid="0013ab70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13ab70" officeooo:paragraph-rsid="0013ab70" style:font-size-asian="10.5pt" style:font-weight-asian="bold" style:font-size-complex="12pt" style:font-weight-complex="bold"/>
    </style:style>
    <style:style style:name="P4" style:family="paragraph" style:parent-style-name="Standard" style:list-style-name="L2">
      <style:text-properties fo:font-size="12pt" fo:font-style="italic" fo:font-weight="normal" officeooo:rsid="0013ab70" officeooo:paragraph-rsid="0013ab70" style:font-size-asian="10.5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text-properties fo:font-size="12pt" fo:font-style="italic" fo:font-weight="normal" officeooo:rsid="0013ab70" officeooo:paragraph-rsid="0013ab70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 style:list-style-name="L3">
      <style:text-properties fo:font-size="12pt" fo:font-style="italic" fo:font-weight="normal" officeooo:rsid="0013ab70" officeooo:paragraph-rsid="0013ab70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 style:list-style-name="L4">
      <style:text-properties fo:font-size="12pt" fo:font-style="italic" fo:font-weight="normal" officeooo:rsid="00154881" officeooo:paragraph-rsid="00154881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fo:font-size="12pt" fo:font-style="italic" fo:font-weight="normal" officeooo:rsid="00154881" officeooo:paragraph-rsid="00154881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 style:list-style-name="L5">
      <style:text-properties fo:font-size="12pt" fo:font-style="italic" fo:font-weight="normal" officeooo:rsid="00154881" officeooo:paragraph-rsid="00154881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 style:list-style-name="L6">
      <style:text-properties fo:font-size="12pt" fo:font-style="italic" fo:font-weight="normal" officeooo:rsid="001815be" officeooo:paragraph-rsid="001815be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fo:font-size="12pt" fo:font-style="italic" fo:font-weight="normal" officeooo:rsid="001815be" officeooo:paragraph-rsid="001815be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 style:list-style-name="L7">
      <style:text-properties fo:font-size="12pt" fo:font-style="italic" fo:font-weight="normal" officeooo:rsid="0019b2b4" officeooo:paragraph-rsid="0019b2b4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fo:font-size="12pt" fo:font-style="italic" fo:font-weight="normal" officeooo:rsid="0019b2b4" officeooo:paragraph-rsid="0019b2b4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 style:list-style-name="L8">
      <style:text-properties fo:font-size="12pt" fo:font-style="italic" fo:font-weight="normal" officeooo:rsid="0019b2b4" officeooo:paragraph-rsid="0019b2b4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 style:list-style-name="L9">
      <style:text-properties fo:font-size="12pt" fo:font-style="italic" fo:font-weight="normal" officeooo:rsid="001a0b65" officeooo:paragraph-rsid="001a0b65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text-properties fo:font-size="12pt" fo:font-style="italic" fo:font-weight="normal" officeooo:rsid="001a0b65" officeooo:paragraph-rsid="001a0b65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 style:list-style-name="L10">
      <style:text-properties fo:font-size="12pt" fo:font-style="italic" fo:font-weight="normal" officeooo:rsid="001a0b65" officeooo:paragraph-rsid="001a0b65" style:font-size-asian="10.5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 style:list-style-name="L11">
      <style:text-properties fo:font-size="12pt" fo:font-style="italic" fo:font-weight="normal" officeooo:rsid="001a0b65" officeooo:paragraph-rsid="001a0b65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 style:list-style-name="L13">
      <style:text-properties fo:font-size="12pt" fo:font-style="italic" fo:font-weight="normal" officeooo:rsid="001a0b65" officeooo:paragraph-rsid="001a0b65" style:font-size-asian="10.5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text-properties fo:font-size="12pt" fo:font-style="italic" fo:font-weight="bold" officeooo:rsid="0013ab70" officeooo:paragraph-rsid="0013ab70" style:font-size-asian="10.5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text-properties fo:font-size="12pt" fo:font-style="italic" fo:font-weight="bold" officeooo:rsid="00154881" officeooo:paragraph-rsid="00154881" style:font-size-asian="10.5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text-properties fo:font-size="12pt" fo:font-style="italic" fo:font-weight="bold" officeooo:rsid="001815be" officeooo:paragraph-rsid="001815be" style:font-size-asian="10.5pt" style:font-style-asian="italic" style:font-weight-asian="bold" style:font-size-complex="12pt" style:font-style-complex="italic" style:font-weight-complex="bold"/>
    </style:style>
    <style:style style:name="P23" style:family="paragraph" style:parent-style-name="Standard">
      <style:text-properties fo:font-size="12pt" fo:font-style="italic" fo:font-weight="bold" officeooo:rsid="0019b2b4" officeooo:paragraph-rsid="0019b2b4" style:font-size-asian="10.5pt" style:font-style-asian="italic" style:font-weight-asian="bold" style:font-size-complex="12pt" style:font-style-complex="italic" style:font-weight-complex="bold"/>
    </style:style>
    <style:style style:name="P24" style:family="paragraph" style:parent-style-name="Standard">
      <style:text-properties fo:font-size="12pt" fo:font-style="italic" fo:font-weight="bold" officeooo:rsid="001a0b65" officeooo:paragraph-rsid="001a0b65" style:font-size-asian="10.5pt" style:font-style-asian="italic" style:font-weight-asian="bold" style:font-size-complex="12pt" style:font-style-complex="italic" style:font-weight-complex="bold"/>
    </style:style>
    <style:style style:name="P25" style:family="paragraph" style:parent-style-name="Standard">
      <style:text-properties fo:font-size="13pt" fo:font-weight="bold" officeooo:rsid="0013ab70" officeooo:paragraph-rsid="0013ab70" style:font-size-asian="13pt" style:font-weight-asian="bold" style:font-size-complex="13pt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62a82" style:font-style-asian="normal" style:font-style-complex="normal"/>
    </style:style>
    <style:style style:name="T3" style:family="text">
      <style:text-properties fo:font-style="normal" officeooo:rsid="001a0b65" style:font-style-asian="normal" style:font-style-complex="normal"/>
    </style:style>
    <style:style style:name="T4" style:family="text">
      <style:text-properties fo:font-style="normal" officeooo:rsid="001aecab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9b2b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ctional Dependencies and Normal Forms Analysis</text:p>
      <text:p text:style-name="P1"/>
      <text:p text:style-name="P25">1. For each relation, identify its functional dependencies</text:p>
      <text:p text:style-name="P25"/>
      <text:p text:style-name="P3">Client:</text:p>
      <text:list xml:id="list969414198" text:style-name="L2">
        <text:list-item>
          <text:p text:style-name="P4">idClient → <text:span text:style-name="T1">name, emailAddress, phoneNumber, shippingAddress.</text:span></text:p>
        </text:list-item>
      </text:list>
      <text:p text:style-name="P5"><text:span text:style-name="T1"/></text:p>
      <text:p text:style-name="P20"><text:span text:style-name="T1">Order:</text:span></text:p>
      <text:list xml:id="list2522852422" text:style-name="L3">
        <text:list-item>
          <text:p text:style-name="P6">idOrder <text:span text:style-name="T1">→ date, status, deliveryMethod, price, idClient.</text:span></text:p>
        </text:list-item>
      </text:list>
      <text:p text:style-name="P5"><text:span text:style-name="T1"/></text:p>
      <text:p text:style-name="P21"><text:span text:style-name="T1">BagType:</text:span></text:p>
      <text:list xml:id="list3836697939" text:style-name="L4">
        <text:list-item>
          <text:p text:style-name="P7">idBagType <text:span text:style-name="T1">→ dimensions, description, unitPrice, state, designation, idPaper.</text:span></text:p>
        </text:list-item>
      </text:list>
      <text:p text:style-name="P8"><text:span text:style-name="T1"/></text:p>
      <text:p text:style-name="P21"><text:span text:style-name="T1">PaperItem:</text:span></text:p>
      <text:list xml:id="list3382666157" text:style-name="L5">
        <text:list-item>
          <text:p text:style-name="P9">idPaperItem → <text:span text:style-name="T2">idPaper, idWarehouse.</text:span></text:p>
        </text:list-item>
      </text:list>
      <text:p text:style-name="P8"><text:span text:style-name="T2"/></text:p>
      <text:p text:style-name="P22"><text:span text:style-name="T2">Q</text:span><text:span text:style-name="T1">uantity:</text:span></text:p>
      <text:list xml:id="list4259811635" text:style-name="L6">
        <text:list-item>
          <text:p text:style-name="P10">idOrder, idBag<text:span text:style-name="T7">Type</text:span> → <text:span text:style-name="T1">quantity.</text:span></text:p>
        </text:list-item>
      </text:list>
      <text:p text:style-name="P11"><text:span text:style-name="T1"/></text:p>
      <text:p text:style-name="P22"><text:span text:style-name="T1">CanBeProduced:</text:span></text:p>
      <text:list xml:id="list3069929993" text:style-name="L7">
        <text:list-header>
          <text:p text:style-name="P12"><text:span text:style-name="T1">None</text:span></text:p>
        </text:list-header>
      </text:list>
      <text:p text:style-name="P13"><text:span text:style-name="T1"/></text:p>
      <text:p text:style-name="P23"><text:span text:style-name="T1">Employee:</text:span></text:p>
      <text:list xml:id="list3746623626" text:style-name="L8">
        <text:list-item>
          <text:p text:style-name="P14">idEmployee → <text:span text:style-name="T1">name, </text:span><text:span text:style-name="T3">id</text:span><text:span text:style-name="T1">Wharehouse.</text:span></text:p>
        </text:list-item>
      </text:list>
      <text:p text:style-name="P13"><text:span text:style-name="T1"/></text:p>
      <text:p text:style-name="P24"><text:span text:style-name="T1">Paper:</text:span></text:p>
      <text:list xml:id="list1913730455" text:style-name="L9">
        <text:list-item>
          <text:p text:style-name="P15">idPaper → <text:span text:style-name="T1">reference, designation.</text:span></text:p>
        </text:list-item>
      </text:list>
      <text:p text:style-name="P16"><text:span text:style-name="T1"/></text:p>
      <text:p text:style-name="P24"><text:span text:style-name="T1">Warehouse:</text:span></text:p>
      <text:list xml:id="list291248232" text:style-name="L10">
        <text:list-item>
          <text:p text:style-name="P17">idWarehouse → <text:span text:style-name="T1">location.</text:span></text:p>
        </text:list-item>
      </text:list>
      <text:p text:style-name="P16"><text:span text:style-name="T1"/></text:p>
      <text:p text:style-name="P24"><text:span text:style-name="T1">Machine:</text:span></text:p>
      <text:list xml:id="list3906013035" text:style-name="L11">
        <text:list-item>
          <text:p text:style-name="P18">idMachine → <text:span text:style-name="T1">name, model, warranty, idWarehouse.</text:span></text:p>
        </text:list-item>
      </text:list>
      <text:p text:style-name="P16"><text:span text:style-name="T1"/></text:p>
      <text:p text:style-name="P24"><text:span text:style-name="T1">BagItem:</text:span></text:p>
      <text:list xml:id="list3785783267" text:style-name="L13">
        <text:list-item>
          <text:p text:style-name="P19">idBagItem →<text:span text:style-name="T1"> </text:span><text:span text:style-name="T4">idBagType, idEmployee, idWarehouse.</text:span><text:span text:style-name="T1"> </text:span>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1:40:53.116983601</meta:creation-date>
    <dc:date>2023-11-17T03:19:06.376591302</dc:date>
    <meta:editing-duration>PT4M59S</meta:editing-duration>
    <meta:editing-cycles>1</meta:editing-cycles>
    <meta:document-statistic meta:table-count="0" meta:image-count="0" meta:object-count="0" meta:page-count="1" meta:paragraph-count="24" meta:word-count="88" meta:character-count="657" meta:non-whitespace-character-count="603"/>
    <meta:generator>LibreOffice/7.3.7.2$Linux_X86_64 LibreOffice_project/30$Build-2</meta:generator>
  </office:meta>
</office:document-meta>
</file>